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draw:layer="layout" svg:width="12.192cm" svg:height="18.116cm" svg:x="1.524cm" svg:y="0.426cm">
          <text:p text:style-name="P1"><text:span text:style-name="T1">Matrix&lt;_</text:span><text:span text:style-name="T2">Tp</text:span><text:span text:style-name="T1">&gt;</text:span></text:p>
          <text:p text:style-name="P2"><text:span text:style-name="T3">Fields</text:span><text:span text:style-name="T4">: </text:span><text:span text:style-name="T4"><text:line-break/></text:span><text:span text:style-name="T4">int _dimI, int _dimJ, int _bytes </text:span><text:span text:style-name="T3">_Tp</text:span><text:span text:style-name="T4">** data; </text:span></text:p>
          <text:p text:style-name="P2"><text:span text:style-name="T3">Methods:</text:span></text:p>
          <text:p text:style-name="P2"><text:span text:style-name="T4">* init(int, int): void;</text:span></text:p>
          <text:p text:style-name="P2"><text:span text:style-name="T4">* Matrix(Matrix,int, int,int,int): Matrix;</text:span></text:p>
          <text:p text:style-name="P2"><text:span text:style-name="T4">+ getDim_i() const : int; </text:span></text:p>
          <text:p text:style-name="P2"><text:span text:style-name="T4">+ getDim_i() const : int;</text:span></text:p>
          <text:p text:style-name="P2"><text:span text:style-name="T4">+ getMtxData() const: _Tp** const;</text:span></text:p>
          <text:p text:style-name="P2"><text:span text:style-name="T4">+getByetesize() const: int; </text:span></text:p>
          <text:p text:style-name="P2"><text:span text:style-name="T4">+square() const: bool; </text:span></text:p>
          <text:p text:style-name="P2"><text:span text:style-name="T4">+Matrix(int, int): Matrix&lt;_Tp&gt;; </text:span></text:p>
          <text:p text:style-name="P2"><text:span text:style-name="T4">+Matrix(const Matrix&amp;): Matrix&lt;_Tp&gt;;</text:span></text:p>
          <text:p text:style-name="P2"><text:span text:style-name="T4">+~Matrix();</text:span></text:p>
          <text:p text:style-name="P2"><text:span text:style-name="T4">operator=(const Matrix&amp;): void;</text:span></text:p>
          <text:p text:style-name="P2"><text:span text:style-name="T4">+operator(int, int) const: _Tp&amp;; </text:span></text:p>
          <text:p text:style-name="P2"><text:span text:style-name="T4">+operator(int,int,int,int): Matrix;</text:span></text:p>
          <text:p text:style-name="P2"><text:span text:style-name="T4">+operator*(const Matrix&lt;_Tp&gt;&amp;) const:Matrix&lt;_Tp&gt;;</text:span></text:p>
          <text:p text:style-name="P2"><text:span text:style-name="T4">+operator+(const Matrix&lt;_Tp&gt;&amp;) const: Matrix&lt;_Tp&gt; ;</text:span></text:p>
          <text:p text:style-name="P2"><text:span text:style-name="T4">+operator-(const Matrix&lt;_Tp&gt;&amp; arg): Matrix&lt;_Tp&gt;;</text:span></text:p>
          <text:p text:style-name="P2"><text:span text:style-name="T4"/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6T09:59:50.703777082</meta:creation-date>
    <dc:date>2015-07-06T18:07:26.905704353</dc:date>
    <meta:editing-duration>PT7H59M52S</meta:editing-duration>
    <meta:editing-cycles>4</meta:editing-cycles>
    <meta:generator>LibreOffice/4.2.8.2$Linux_X86_64 LibreOffice_project/420m0$Build-2</meta:generator>
    <meta:document-statistic meta:object-count="24"/>
  </office:meta>
</office:document-meta>
</file>